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40000002C5382A9E24AFA213A.png" manifest:media-type="image/png"/>
  <manifest:file-entry manifest:full-path="Pictures/10000000000001CC00000032A7563E02015FD182.png" manifest:media-type="image/png"/>
  <manifest:file-entry manifest:full-path="Pictures/100000000000021000000030185E2C8A2D5D6F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4d32" officeooo:paragraph-rsid="00044d32"/>
    </style:style>
    <style:style style:name="P2" style:family="paragraph" style:parent-style-name="Standard">
      <style:text-properties officeooo:rsid="0006163e" officeooo:paragraph-rsid="0006163e"/>
    </style:style>
    <style:style style:name="P3" style:family="paragraph" style:parent-style-name="Standard">
      <style:text-properties officeooo:rsid="0006163e" officeooo:paragraph-rsid="0006db38"/>
    </style:style>
    <style:style style:name="P4" style:family="paragraph" style:parent-style-name="Standard">
      <style:text-properties officeooo:rsid="0006db38" officeooo:paragraph-rsid="0006db38"/>
    </style:style>
    <style:style style:name="P5" style:family="paragraph" style:parent-style-name="Standard">
      <style:text-properties officeooo:rsid="0007c6a3" officeooo:paragraph-rsid="0007c6a3"/>
    </style:style>
    <style:style style:name="P6" style:family="paragraph" style:parent-style-name="Standard">
      <style:text-properties officeooo:rsid="00090ad9" officeooo:paragraph-rsid="00090ad9"/>
    </style:style>
    <style:style style:name="P7" style:family="paragraph" style:parent-style-name="Standard">
      <style:text-properties officeooo:paragraph-rsid="00090a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db38"/>
    </style:style>
    <style:style style:name="T3" style:family="text">
      <style:text-properties officeooo:rsid="00090ad9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imer Estudio:</text:span> Series temporales con redes neuronales para predecir los valores del cambio de divisa.</text:p>
      <text:p text:style-name="P1"><text:a xlink:type="simple" xlink:href="https://cube.dev/blog/a-guide-for-time-series-prediction-using-recurrent-neural-networks-lstms/" text:style-name="Internet_20_link" text:visited-style-name="Visited_20_Internet_20_Link">https://cube.dev/blog/a-guide-for-time-series-prediction-using-recurrent-neural-networks-lstms/</text:a></text:p>
      <text:p text:style-name="P1"/>
      <text:p text:style-name="P2">LSTM</text:p>
      <text:p text:style-name="P2"/>
      <text:p text:style-name="P2">Forget Gate: toma el resultado de la capa anterior ( t-1) y se le aplica la entrada de la capa actual t y lo concatena. Se le aplica una <text:span text:style-name="T2">función</text:span> sigmoidea, de tal forma que el resultado esta entre 0 y 1. Eso se multiplica por el estado interno. Si ft = 0 el estado anterior se olvida, pero si es 1 para sin alterar.</text:p>
      <text:p text:style-name="P2"/>
      <text:p text:style-name="P3">Input Gate: </text:p>
      <text:p text:style-name="P3"><draw:frame draw:style-name="fr3" draw:name="Imagen3" text:anchor-type="paragraph" svg:x="2.441cm" svg:y="0cm" svg:width="12.171cm" svg:height="1.323cm" draw:z-index="2"><draw:image xlink:href="Pictures/10000000000001CC00000032A7563E02015FD182.png" xlink:type="simple" xlink:show="embed" xlink:actuate="onLoad" loext:mime-type="image/x-vclgraphic"/></draw:frame></text:p>
      <text:p text:style-name="P3"/>
      <text:p text:style-name="P3"/>
      <text:p text:style-name="P3">Toma la salida anterior y la nueva entrada y las pasa por otra capa sigmoidea. <text:span text:style-name="T2">Esta entrada devuelve entre 1 o 0.</text:span></text:p>
      <text:p text:style-name="P2"/>
      <text:p text:style-name="P2"><draw:frame draw:style-name="fr2" draw:name="Imagen2" text:anchor-type="paragraph" svg:width="13.97cm" svg:height="1.27cm" draw:z-index="1"><draw:image xlink:href="Pictures/100000000000021000000030185E2C8A2D5D6F69.png" xlink:type="simple" xlink:show="embed" xlink:actuate="onLoad" loext:mime-type="image/x-vclgraphic"/></draw:frame></text:p>
      <text:p text:style-name="P4">Esta capa aplica una tangente hiperbólica para mezclar la entrada y la salida anterior, devolviendo un vector candidato para ser añadido al estado interno</text:p>
      <text:p text:style-name="P4"/>
      <text:p text:style-name="P4">El estado interno se actualiza usando:</text:p>
      <text:p text:style-name="P4"><draw:frame draw:style-name="fr1" draw:name="Imagen1" text:anchor-type="paragraph" svg:width="10.689cm" svg:height="1.164cm" draw:z-index="0"><draw:image xlink:href="Pictures/10000000000001940000002C5382A9E24AFA213A.png" xlink:type="simple" xlink:show="embed" xlink:actuate="onLoad" loext:mime-type="image/x-vclgraphic"/></draw:frame></text:p>
      <text:p text:style-name="P4"/>
      <text:p text:style-name="P4"/>
      <text:p text:style-name="P4">El estado anterior es multiplicado por la forget gate y añade a la fraccion del nuevo candidato permitido por la salida</text:p>
      <text:p text:style-name="P4"/>
      <text:p text:style-name="P4">Output Gate:</text:p>
      <text:p text:style-name="P4"/>
      <text:p text:style-name="P4">Esta gate controla que tanto del estado interno se aplica a la salida y funciona de manera similar a las otras gates.</text:p>
      <text:p text:style-name="P4"/>
      <text:p text:style-name="P4">Cada una tiene pesos y biases diferentes, de esta manera es que la red va a aprender que tanto del pasado debe mantener, como influye las entradas y el estado interno a la salida.</text:p>
      <text:p text:style-name="P4"/>
      <text:p text:style-name="P5">Función de perdida: squarer error</text:p>
      <text:p text:style-name="P5">Función de optimización: stochastic gradient descent</text:p>
      <text:p text:style-name="P5"/>
      <text:p text:style-name="P6">links:</text:p>
      <text:p text:style-name="P7"><text:span text:style-name="T3">dataset microsoft: </text:span><text:a xlink:type="simple" xlink:href="https://www.kaggle.com/darkknight91/microsoft-stock-price-daily-19982018/data" text:style-name="Internet_20_link" text:visited-style-name="Visited_20_Internet_20_Link">https://www.kaggle.com/darkknight91/microsoft-stock-price-daily-19982018/data</text:a></text:p>
      <text:p text:style-name="P7"><text:span text:style-name="T3">dataset google: </text:span><text:a xlink:type="simple" xlink:href="https://www.kaggle.com/medharawat/google-stock-price" text:style-name="Internet_20_link" text:visited-style-name="Visited_20_Internet_20_Link">https://www.kaggle.com/medharawat/google-stock-price</text:a></text:p>
      <text:p text:style-name="P7"><text:span text:style-name="T3">dataset ibex35: </text:span><text:a xlink:type="simple" xlink:href="https://es.investing.com/indices/spain-35-historical-data" text:style-name="Internet_20_link" text:visited-style-name="Visited_20_Internet_20_Link">https://es.investing.com/indices/spain-35-historical-data</text:a> <text:span text:style-name="T3">(desde 199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9:03:41.934417668</meta:creation-date>
    <meta:generator>LibreOffice/6.0.7.3$Linux_X86_64 LibreOffice_project/00m0$Build-3</meta:generator>
    <dc:date>2020-04-23T20:46:37.825138090</dc:date>
    <meta:editing-duration>PT23H40M29S</meta:editing-duration>
    <meta:editing-cycles>1</meta:editing-cycles>
    <meta:document-statistic meta:table-count="0" meta:image-count="3" meta:object-count="0" meta:page-count="1" meta:paragraph-count="18" meta:word-count="238" meta:character-count="1601" meta:non-whitespace-character-count="1380"/>
  </office:meta>
</office:document-meta>
</file>